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sgiLocator.OsgiLo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sgiLocator.register( String id , Callable &lt; Class &gt; 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sgiLocator.unregister( String id , Callable &lt; Class &gt; 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sgiLocator.locate( String factory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sgiLocator.locateAll( String factory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